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3caff" draw:fill="solid" draw:fill-color="#99ff33" draw:textarea-horizontal-align="justify" draw:textarea-vertical-align="middle" draw:auto-grow-height="false"/>
    </style:style>
    <style:style style:name="gr2" style:family="graphic">
      <style:graphic-properties svg:stroke-color="#83caff" draw:fill="solid" draw:fill-color="#99ff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10 Pitch1" fo:font-size="44pt" style:font-size-asian="44pt" style:font-size-complex="44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style:font-name="Courier 10 Pitch1" fo:font-size="36pt" style:font-size-asian="36pt" style:font-size-complex="3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style:font-name="Courier 10 Pitch1" fo:font-size="32pt" style:font-size-asian="32pt" style:font-size-complex="32pt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text-align="center"/>
      <style:text-properties fo:font-size="44pt" style:font-size-asian="36pt" style:font-size-complex="36pt"/>
    </style:style>
    <style:style style:name="P9" style:family="paragraph">
      <style:paragraph-properties fo:text-align="center"/>
      <style:text-properties style:font-name="Courier 10 Pitch1" fo:font-size="44pt" style:font-size-asian="36pt" style:font-size-complex="36pt"/>
    </style:style>
    <style:style style:name="P10" style:family="paragraph">
      <style:paragraph-properties fo:text-align="center"/>
      <style:text-properties fo:font-size="44pt" style:font-size-asian="32pt" style:font-size-complex="32pt"/>
    </style:style>
    <style:style style:name="P11" style:family="paragraph">
      <style:paragraph-properties fo:text-align="center"/>
      <style:text-properties style:font-name="Courier 10 Pitch1" fo:font-size="44pt" style:font-size-asian="32pt" style:font-size-complex="32pt"/>
    </style:style>
    <style:style style:name="T1" style:family="text">
      <style:text-properties style:font-name="Courier 10 Pitch1" fo:font-size="44pt" style:font-size-asian="44pt" style:font-size-complex="44pt"/>
    </style:style>
    <style:style style:name="T2" style:family="text">
      <style:text-properties style:font-name="Courier 10 Pitch1" fo:font-size="36pt" style:font-size-asian="36pt" style:font-size-complex="36pt"/>
    </style:style>
    <style:style style:name="T3" style:family="text">
      <style:text-properties style:font-name="Courier 10 Pitch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cm" svg:height="2.7cm" svg:x="1.4cm" svg:y="1.2cm">
          <text:p text:style-name="P1"><text:span text:style-name="T1">sample :bd_hau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8.1cm" svg:height="2.7cm" svg:x="1.4cm" svg:y="4.2cm">
          <text:p text:style-name="P3"><text:span text:style-name="T2">sample :drum_snare_h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3"><text:span text:style-name="T2">sample :elec_sn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5"><text:span text:style-name="T3">sample :ambi_lunar_l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5"><text:span text:style-name="T3">sample :ambi_dr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5"><text:span text:style-name="T3">sample :ambi_swoo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8.1cm" svg:height="2.7cm" svg:x="1.4cm" svg:y="7.2cm">
          <text:p text:style-name="P5"><text:span text:style-name="T3">sample :drum_tom_hi_h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5"><text:span text:style-name="T3">sample :guit_e_slid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18.2cm" svg:height="2.7cm" svg:x="1.4cm" svg:y="1.2cm">
          <text:p text:style-name="P7"><text:span text:style-name="T1">sample :bd_hau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8.1cm" svg:height="2.7cm" svg:x="1.4cm" svg:y="4.2cm">
          <text:p text:style-name="P3"><text:span text:style-name="T2">sample :drum_snare_hard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8.1cm" svg:height="2.7cm" svg:x="1.4cm" svg:y="10.2cm">
          <text:p text:style-name="P8"><text:span text:style-name="T2">sample :elec_sn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8.1cm" svg:height="2.7cm" svg:x="1.4cm" svg:y="13.2cm">
          <text:p text:style-name="P10"><text:span text:style-name="T3">sample :ambi_lunar_l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8.1cm" svg:height="2.7cm" svg:x="1.4cm" svg:y="16.2cm">
          <text:p text:style-name="P10"><text:span text:style-name="T3">sample :ambi_drone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8.1cm" svg:height="2.7cm" svg:x="1.4cm" svg:y="19.2cm">
          <text:p text:style-name="P10"><text:span text:style-name="T3">sample :ambi_swoosh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1cm" svg:height="2.7cm" svg:x="1.4cm" svg:y="7.2cm">
          <text:p text:style-name="P5"><text:span text:style-name="T3">sample :drum_tom_hi_h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8.1cm" svg:height="2.7cm" svg:x="1.4cm" svg:y="22.2cm">
          <text:p text:style-name="P10"><text:span text:style-name="T3">sample :guit_e_sli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ls </meta:initial-creator>
    <meta:creation-date>2015-12-08T18:25:50.387095090</meta:creation-date>
    <dc:date>2015-12-08T21:57:19.386087157</dc:date>
    <dc:creator>mickfuzz </dc:creator>
    <meta:editing-duration>PT2H26M11S</meta:editing-duration>
    <meta:editing-cycles>7</meta:editing-cycles>
    <meta:generator>LibreOffice/4.2.8.2$Linux_x86 LibreOffice_project/420m0$Build-2</meta:generator>
    <meta:printed-by>mickfuzz </meta:printed-by>
    <meta:print-date>2015-12-08T21:23:30.176431548</meta:print-date>
    <meta:document-statistic meta:object-count="16"/>
  </office:meta>
</office:document-meta>
</file>